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7305cm"/>
    </style:style>
    <style:style style:name="ro1" style:family="table-row">
      <style:table-row-properties style:row-height="95.4pt" style:use-optimal-row-height="false" fo:break-before="auto"/>
    </style:style>
    <style:style style:name="ro2" style:family="table-row">
      <style:table-row-properties style:row-height="38.1pt" style:use-optimal-row-height="fals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ro8" style:family="table-row">
      <style:table-row-properties style:row-height="179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rector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0" table:default-cell-style-name="ce2"/>
        <table:table-column table:style-name="co3" table:number-columns-repeated="2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<text:span text:style-name="T2">Nuclear winter grow area</text:span><text:s/>dataset file location</text:p>
          </table:table-cell>
          <table:table-cell office:value-type="string" table:style-name="ce3">
            <text:p>Generated Geopandas Data Directory</text:p>
          </table:table-cell>
          <table:table-cell office:value-type="string" table:style-name="ce3">
            <text:p>Saved Figures Directory</text:p>
          </table:table-cell>
          <table:table-cell office:value-type="string" table:style-name="ce3">
            <text:p>Crop yield data (not used)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5 minute Pesticides data</text:p>
          </table:table-cell>
          <table:table-cell office:value-type="string" table:style-name="ce3">
            <text:p>5 minute irrigation data</text:p>
          </table:table-cell>
          <table:table-cell office:value-type="string" table:style-name="ce3">
            <text:p>5 minute tillage data</text:p>
          </table:table-cell>
          <table:table-cell office:value-type="string" table:style-name="ce3">
            <text:p>by country irrigation data</text:p>
          </table:table-cell>
          <table:table-cell office:value-type="string" table:style-name="ce3">
            <text:p>5 minute livestock data</text:p>
          </table:table-cell>
          <table:table-cell office:value-type="string" table:style-name="ce3">
            <text:p>5 minute fertilizer application</text:p>
          </table:table-cell>
          <table:table-cell office:value-type="string" table:style-name="ce3">
            <text:p>5 minute manure fertilizer application</text:p>
          </table:table-cell>
          <table:table-cell office:value-type="string" table:style-name="ce3">
            <text:p>5 minute agroecological zones</text:p>
          </table:table-cell>
          <table:table-cell office:value-type="string" table:style-name="ce3">
            <text:p>ascii file location</text:p>
          </table:table-cell>
          <table:table-cell office:value-type="string" table:style-name="ce3">
            <text:p>5 minut continent location</text:p>
          </table:table-cell>
          <table:table-cell table:number-columns-repeated="23" table:style-name="ce3"/>
          <table:table-cell table:number-columns-repeated="16344"/>
        </table:table-row>
        <table:table-row table:style-name="ro2">
          <table:table-cell office:value-type="string" table:style-name="ce3">
            <text:p>variable name in python</text:p>
          </table:table-cell>
          <table:table-cell office:value-type="string" table:style-name="ce2">
            <text:p>growAreaDataLoc</text:p>
          </table:table-cell>
          <table:table-cell office:value-type="string" table:style-name="ce2">
            <text:p>geopandasDataDir</text:p>
          </table:table-cell>
          <table:table-cell office:value-type="string" table:style-name="ce2">
            <text:p>figuresDir</text:p>
          </table:table-cell>
          <table:table-cell office:value-type="string" table:style-name="ce2">
            <text:p>cropYieldDataLoc</text:p>
          </table:table-cell>
          <table:table-cell office:value-type="string" table:style-name="ce2">
            <text:p>spamCropYieldDataLoc</text:p>
          </table:table-cell>
          <table:table-cell office:value-type="string" table:style-name="ce2">
            <text:p>cropAreaDataLoc</text:p>
          </table:table-cell>
          <table:table-cell office:value-type="string" table:style-name="ce2">
            <text:p>pesticidesDataLoc</text:p>
          </table:table-cell>
          <table:table-cell office:value-type="string" table:style-name="ce2">
            <text:p>irrigationDataLoc</text:p>
          </table:table-cell>
          <table:table-cell office:value-type="string" table:style-name="ce2">
            <text:p>tillageDataLoc</text:p>
          </table:table-cell>
          <table:table-cell office:value-type="string" table:style-name="ce2">
            <text:p>aquastatIrrigationDataLoc</text:p>
          </table:table-cell>
          <table:table-cell office:value-type="string" table:style-name="ce2">
            <text:p>livestockDataLoc</text:p>
          </table:table-cell>
          <table:table-cell office:value-type="string" table:style-name="ce2">
            <text:p>fertilizerDataLoc</text:p>
          </table:table-cell>
          <table:table-cell office:value-type="string" table:style-name="ce2">
            <text:p>manureFertilizerDataLoc</text:p>
          </table:table-cell>
          <table:table-cell office:value-type="string" table:style-name="ce2">
            <text:p>aezDataLoc</text:p>
          </table:table-cell>
          <table:table-cell office:value-type="string" table:style-name="ce2">
            <text:p>asciiDir</text:p>
          </table:table-cell>
          <table:table-cell office:value-type="string" table:style-name="ce2">
            <text:p>continentDataLoc</text:p>
          </table:table-cell>
          <table:table-cell table:number-columns-repeated="1005" table:style-name="ce2"/>
          <table:table-cell table:number-columns-repeated="15362"/>
        </table:table-row>
        <table:table-row table:style-name="ro3">
          <table:table-cell office:value-type="string" table:style-name="ce3">
            <text:p>actual location</text:p>
          </table:table-cell>
          <table:table-cell office:value-type="string" table:style-name="ce2">
            <text:p>data/CropArea/glc_shv10_02.Tif</text:p>
          </table:table-cell>
          <table:table-cell office:value-type="string" table:style-name="ce2">
            <text:p>processed/</text:p>
          </table:table-cell>
          <table:table-cell office:value-type="string" table:style-name="ce2">
            <text:p>reports/figures/</text:p>
          </table:table-cell>
          <table:table-cell office:value-type="string" table:style-name="ce2">
            <text:p>data/raw/earthstat/</text:p>
          </table:table-cell>
          <table:table-cell office:value-type="string" table:style-name="ce2">
            <text:p>data/raw/spam/</text:p>
          </table:table-cell>
          <table:table-cell office:value-type="string" table:style-name="ce2">
            <text:p>data/raw/glc/glc_shv10_02.Tif</text:p>
          </table:table-cell>
          <table:table-cell office:value-type="string" table:style-name="ce2">
            <text:p>data/raw/fermanv1/</text:p>
          </table:table-cell>
          <table:table-cell office:value-type="string" table:style-name="ce2">
            <text:p>data/raw/gmiav5/</text:p>
          </table:table-cell>
          <table:table-cell office:value-type="string" table:style-name="ce2">
            <text:p>data/raw/gfz-potsdam/tillage_revised.nc4</text:p>
          </table:table-cell>
          <table:table-cell office:value-type="string" table:style-name="ce2">
            <text:p>data/raw/aquastat/aquastat.csv</text:p>
          </table:table-cell>
          <table:table-cell office:value-type="string" table:style-name="ce2">
            <text:p>data/raw/glw3/</text:p>
          </table:table-cell>
          <table:table-cell office:value-type="string" table:style-name="ce2">
            <text:p>data/raw/PANGEA-lu/</text:p>
          </table:table-cell>
          <table:table-cell office:value-type="string" table:style-name="ce2">
            <text:p>data/raw/PANGEA-zhang/</text:p>
          </table:table-cell>
          <table:table-cell office:value-type="string" table:style-name="ce2">
            <text:p>data/raw/GAEZ/</text:p>
          </table:table-cell>
          <table:table-cell office:value-type="string" table:style-name="ce2">
            <text:p>processed/ascii/</text:p>
          </table:table-cell>
          <table:table-cell office:value-type="string" table:style-name="ce2">
            <text:p>data/raw/Esri/</text:p>
          </table:table-cell>
          <table:table-cell table:number-columns-repeated="21" table:style-name="ce2"/>
          <table:table-cell table:style-name="ce4"/>
          <table:table-cell table:number-columns-repeated="983" table:style-name="ce2"/>
          <table:table-cell table:number-columns-repeated="15362"/>
        </table:table-row>
        <table:table-row table:style-name="ro4">
          <table:table-cell table:number-columns-repeated="6" table:style-name="ce2"/>
          <table:table-cell table:style-name="ce5"/>
          <table:table-cell table:number-columns-repeated="16" table:style-name="ce2"/>
          <table:table-cell table:number-columns-repeated="9" table:style-name="ce6"/>
          <table:table-cell table:number-columns-repeated="990" table:style-name="ce2"/>
          <table:table-cell table:number-columns-repeated="15362"/>
        </table:table-row>
        <table:table-row table:number-rows-repeated="1048572" table:style-name="ro5">
          <table:table-cell table:number-columns-repeated="16384"/>
        </table:table-row>
      </table:table>
      <table:table table:name="ModelParams" table:style-name="ta1"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010" table:default-cell-style-name="ce1"/>
        <table:table-column table:style-name="co4" table:number-columns-repeated="15360" table:default-cell-style-name="ce1"/>
        <table:table-row table:style-name="ro6">
          <table:table-cell table:style-name="ce2"/>
          <table:table-cell office:value-type="string" table:style-name="ce3">
            <text:p>Difference between latitudes</text:p>
          </table:table-cell>
          <table:table-cell office:value-type="string" table:style-name="ce3">
            <text:p>Difference between longitudes</text:p>
          </table:table-cell>
          <table:table-cell office:value-type="string" table:style-name="ce3">
            <text:p>Grow Area number of lat and long to average</text:p>
          </table:table-cell>
          <table:table-cell office:value-type="string" table:style-name="ce3">
            <text:p>Monthly Rain m/s to mm conversion</text:p>
          </table:table-cell>
          <table:table-cell office:value-type="string" table:style-name="ce3">
            <text:p>All Crops to be used in model</text:p>
          </table:table-cell>
          <table:table-cell table:number-columns-repeated="8" table:style-name="ce3"/>
          <table:table-cell table:number-columns-repeated="16370"/>
        </table:table-row>
        <table:table-row table:style-name="ro7">
          <table:table-cell office:value-type="string" table:style-name="ce3">
            <text:p>variable name in python</text:p>
          </table:table-cell>
          <table:table-cell office:value-type="string" table:style-name="ce2">
            <text:p>latdiff</text:p>
          </table:table-cell>
          <table:table-cell office:value-type="string" table:style-name="ce2">
            <text:p>londiff</text:p>
          </table:table-cell>
          <table:table-cell office:value-type="string" table:style-name="ce2">
            <text:p>growAreaBins</text:p>
          </table:table-cell>
          <table:table-cell office:value-type="string" table:style-name="ce2">
            <text:p>rain_mps_to_mm</text:p>
          </table:table-cell>
          <table:table-cell office:value-type="string" table:style-name="ce1">
            <text:p>allCrop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">
            <text:p>value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1" table:style-name="ce2">
            <text:p>1</text:p>
          </table:table-cell>
          <table:table-cell office:value-type="float" office:value="31570559999.999996" table:formula="of:=60*60*24*365.4*1000" table:style-name="ce7">
            <text:p>31570560000</text:p>
          </table:table-cell>
          <table:table-cell office:value-type="string" table:style-name="ce8">
            <text:p>MAIZ</text:p>
          </table:table-cell>
          <table:table-cell table:number-columns-repeated="16378" table:style-name="ce1"/>
        </table:table-row>
        <table:table-row table:style-name="ro5">
          <table:table-cell table:number-columns-repeated="3" table:style-name="ce1"/>
          <table:table-cell table:style-name="ce9"/>
          <table:table-cell table:style-name="ce1"/>
          <table:table-cell office:value-type="string" table:style-name="ce8">
            <text:p>SOYB</text:p>
          </table:table-cell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10"/>
          <table:table-cell table:style-name="ce1"/>
          <table:table-cell office:value-type="string" table:style-name="ce8">
            <text:p>POTA</text:p>
          </table:table-cell>
          <table:table-cell table:number-columns-repeated="16378" table:style-name="ce1"/>
        </table:table-row>
        <table:table-row table:style-name="ro5">
          <table:table-cell table:number-columns-repeated="5" table:style-name="ce1"/>
          <table:table-cell office:value-type="string" table:style-name="ce8">
            <text:p>RICE</text:p>
          </table:table-cell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5" table:style-name="ce1"/>
          <table:table-cell office:value-type="string" table:style-name="ce8">
            <text:p>SUGB</text:p>
          </table:table-cell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5" table:style-name="ce1"/>
          <table:table-cell office:value-type="string" table:style-name="ce8">
            <text:p>WHEA</text:p>
          </table:table-cell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number-rows-repeated="2" table:style-name="ro5">
          <table:table-cell table:number-columns-repeated="10" table:style-name="ce1"/>
          <table:table-cell table:style-name="ce7"/>
          <table:table-cell table:number-columns-repeated="16373" table:style-name="ce1"/>
        </table:table-row>
        <table:table-row table:style-name="ro8">
          <table:table-cell table:number-columns-repeated="3"/>
          <table:table-cell table:style-name="ce1"/>
          <table:table-cell office:value-type="string" table:style-name="ce2">
            <text:p>Note for rain conversion: see https://bb.cgd.ucar.edu/cesm/threads/which-fields-in-the-atm-output-should-i-use.6186/#post-40385</text:p>
          </table:table-cell>
          <table:table-cell table:number-columns-repeated="5" table:style-name="ce1"/>
          <table:table-cell table:style-name="ce7"/>
          <table:table-cell table:number-columns-repeated="16373"/>
        </table:table-row>
        <table:table-row table:number-rows-repeated="2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number-rows-repeated="3" table:style-name="ro5">
          <table:table-cell table:number-columns-repeated="3"/>
          <table:table-cell table:number-columns-repeated="2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/>
        </table:table-row>
        <table:table-row table:number-rows-repeated="9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style-name="ro5">
          <table:table-cell table:number-columns-repeated="3"/>
          <table:table-cell office:value-type="float" office:value="30" table:style-name="ce1">
            <text:p>30</text:p>
          </table:table-cell>
          <table:table-cell table:number-columns-repeated="6" table:style-name="ce1"/>
          <table:table-cell table:style-name="ce7"/>
          <table:table-cell table:number-columns-repeated="16373"/>
        </table:table-row>
        <table:table-row table:number-rows-repeated="111" table:style-name="ro5">
          <table:table-cell table:number-columns-repeated="10"/>
          <table:table-cell table:style-name="ce7"/>
          <table:table-cell table:number-columns-repeated="16373"/>
        </table:table-row>
        <table:table-row table:number-rows-repeated="10484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Jessica Mörsdorf</dc:creator>
    <meta:creation-date>2021-02-21T22:53:43Z</meta:creation-date>
    <dc:date>2022-11-04T14:58:42Z</dc:date>
    <meta:editing-cycles>453</meta:editing-cycles>
    <meta:editing-duration>PT0S</meta:editing-duration>
    <meta:user-defined meta:name="sheets-banding"/>
    <meta:user-defined meta:name="sheets-original-selection"/>
  </office:meta>
</office:document-meta>
</file>